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weight="bold" officeooo:rsid="0020d768" officeooo:paragraph-rsid="0001c370" style:font-name-asian="Liberation Serif" style:font-weight-asian="bold" style:font-name-complex="Liberation Serif" style:font-weight-complex="bold"/>
    </style:style>
    <style:style style:name="P2" style:family="paragraph" style:parent-style-name="Standard">
      <style:text-properties style:use-window-font-color="true" loext:opacity="0%" fo:font-weight="bold" officeooo:rsid="000753fb" officeooo:paragraph-rsid="0001c370" style:font-weight-asian="bold" style:font-weight-complex="bold"/>
    </style:style>
    <style:style style:name="P3" style:family="paragraph" style:parent-style-name="Standard">
      <style:text-properties style:use-window-font-color="true" loext:opacity="0%" fo:font-weight="bold" officeooo:rsid="00220fe0" officeooo:paragraph-rsid="0001c370" style:font-weight-asian="bold" style:font-weight-complex="bold"/>
    </style:style>
    <style:style style:name="P4" style:family="paragraph" style:parent-style-name="Standard">
      <style:text-properties style:use-window-font-color="true" loext:opacity="0%" fo:font-weight="bold" officeooo:rsid="0008f207" officeooo:paragraph-rsid="0001c370" style:font-weight-asian="bold" style:font-weight-complex="bold"/>
    </style:style>
    <style:style style:name="P5" style:family="paragraph" style:parent-style-name="Standard">
      <style:text-properties fo:font-weight="bold" officeooo:rsid="001bafe6" officeooo:paragraph-rsid="0001c370" style:font-weight-asian="bold" style:font-weight-complex="bold"/>
    </style:style>
    <style:style style:name="P6" style:family="paragraph" style:parent-style-name="Standard">
      <style:text-properties fo:font-weight="bold" officeooo:rsid="001e8b1b" officeooo:paragraph-rsid="0001c370" style:font-weight-asian="bold" style:font-weight-complex="bold"/>
    </style:style>
    <style:style style:name="P7" style:family="paragraph" style:parent-style-name="Standard">
      <style:text-properties fo:font-weight="bold" officeooo:rsid="00220fe0" officeooo:paragraph-rsid="0001c370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1bafe6" officeooo:paragraph-rsid="0001c370" style:font-name-asian="Liberation Serif" style:font-weight-asian="bold" style:font-name-complex="Liberation Serif" style:font-weight-complex="bold"/>
    </style:style>
    <style:style style:name="P9" style:family="paragraph" style:parent-style-name="Standard">
      <style:text-properties style:font-name="Liberation Serif" fo:font-weight="bold" officeooo:rsid="001e8b1b" officeooo:paragraph-rsid="0001c370" style:font-name-asian="Liberation Serif" style:font-weight-asian="bold" style:font-name-complex="Liberation Serif" style:font-weight-complex="bold"/>
    </style:style>
    <style:style style:name="P10" style:family="paragraph" style:parent-style-name="Standard">
      <style:text-properties style:font-name="Liberation Serif" fo:font-weight="bold" officeooo:rsid="0020d768" officeooo:paragraph-rsid="0001c370" style:font-name-asian="Liberation Serif" style:font-weight-asian="bold" style:font-name-complex="Liberation Serif" style:font-weight-complex="bold"/>
    </style:style>
    <style:style style:name="P11" style:family="paragraph">
      <style:paragraph-properties fo:text-align="center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e8b1b" style:font-name-asian="Liberation Serif" style:font-name-complex="Liberation Serif"/>
    </style:style>
    <style:style style:name="T3" style:family="text">
      <style:text-properties style:font-name="Liberation Serif" officeooo:rsid="001bafe6" style:font-name-asian="Liberation Serif" style:font-name-complex="Liberation Serif"/>
    </style:style>
    <style:style style:name="T4" style:family="text">
      <style:text-properties style:font-name="Liberation Serif" officeooo:rsid="0020d768" style:font-name-asian="Liberation Serif" style:font-name-complex="Liberation Serif"/>
    </style:style>
    <style:style style:name="T5" style:family="text">
      <style:text-properties officeooo:rsid="001e8b1b"/>
    </style:style>
    <style:style style:name="T6" style:family="text">
      <style:text-properties officeooo:rsid="001fec19"/>
    </style:style>
    <style:style style:name="T7" style:family="text">
      <style:text-properties officeooo:rsid="001bafe6"/>
    </style:style>
    <style:style style:name="T8" style:family="text">
      <style:text-properties officeooo:rsid="00220fe0"/>
    </style:style>
    <style:style style:name="T9" style:family="text">
      <style:text-properties officeooo:rsid="0008f207"/>
    </style:style>
    <style:style style:name="T10" style:family="text">
      <style:text-properties officeooo:rsid="00231715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8">PROGRAMA <text:s/>PARA RESOLVERECUACIONES DE PRIMER GRADO CON UNA INCOGNITA.</text:p>
      <text:p text:style-name="P5"><text:span text:style-name="T1"/></text:p>
      <text:p text:style-name="P8">0 <text:span text:style-name="T5">+14x</text:span>= 23X + 7</text:p>
      <text:p text:style-name="P9">incognita = x</text:p>
      <text:p text:style-name="P8">numsum<text:span text:style-name="T5">res</text:span>x<text:span text:style-name="T5">r</text:span> = 7</text:p>
      <text:p text:style-name="P5"><text:span text:style-name="T1">nummultx</text:span><text:span text:style-name="T2">r</text:span><text:span text:style-name="T1"> = 23</text:span></text:p>
      <text:p text:style-name="P8">num<text:span text:style-name="T5">sumres</text:span>x<text:span text:style-name="T5">l</text:span> = 0</text:p>
      <text:p text:style-name="P9">nummultxl = 0</text:p>
      <text:p text:style-name="P6"><text:span text:style-name="T1">leer (</text:span><text:span text:style-name="T3">numsum</text:span><text:span text:style-name="T1">res</text:span><text:span text:style-name="T3">x</text:span><text:span text:style-name="T1">r)</text:span></text:p>
      <text:p text:style-name="P6"><text:span text:style-name="T1">leer (</text:span><text:span text:style-name="T3">nummultx</text:span><text:span text:style-name="T1">r)</text:span></text:p>
      <text:p text:style-name="P6"><text:span text:style-name="T1">leer (</text:span><text:span text:style-name="T3">num</text:span><text:span text:style-name="T1">sumrees</text:span><text:span text:style-name="T3">x</text:span><text:span text:style-name="T1">l)</text:span></text:p>
      <text:p text:style-name="P9">leer (nummultxl)</text:p>
      <text:p text:style-name="P9">aislaxl = (nummultxl – nummultxr) </text:p>
      <text:p text:style-name="P6"><text:span text:style-name="T1"/></text:p>
      <text:p text:style-name="P9">summultx = (nummultxr – nummultxl)</text:p>
      <text:p text:style-name="P9">mientras summultx <text:span text:style-name="T6">=</text:span>= 0</text:p>
      <text:p text:style-name="P9"><text:tab/>“no es posible realizar operación”</text:p>
      <text:p text:style-name="P9"><text:tab/>leer (<text:span text:style-name="T7">nummultx</text:span>r)</text:p>
      <text:p text:style-name="P9"><text:tab/>leer (nummultxl)</text:p>
      <text:p text:style-name="P9">fin mientras</text:p>
      <text:p text:style-name="P9"/>
      <text:p text:style-name="P6"><text:span text:style-name="T1">resultado = ((-numsumresxl)+numsumresxr)/(summu</text:span><text:span text:style-name="T4">ltx)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10">TIKET DE COMPRA CAJA REGUISTRADORA EN <text:s/>CASO DE ELEMENTO1 MAS DE 3 , 10% DESCUENTO Y EN ELEMNTO2 EN CASO DE MAS DE 5 UN 20%DESCUENTO</text:p>
      <text:p text:style-name="P6"><text:span text:style-name="T4"/></text:p>
      <text:p text:style-name="P7"><text:span text:style-name="T4">p</text:span><text:span text:style-name="T1">recioe2 = 15</text:span></text:p>
      <text:p text:style-name="P2">precio<text:span text:style-name="T8">e1</text:span> = 10</text:p>
      <text:p text:style-name="P2">int numart<text:span text:style-name="T8">1</text:span> = </text:p>
      <text:p text:style-name="P3">int numart2 = </text:p>
      <text:p text:style-name="P4">porcentajed<text:span text:style-name="T8">1</text:span> = <text:span text:style-name="T8">0,9</text:span></text:p>
      <text:p text:style-name="P4">porcentajed<text:span text:style-name="T8">2</text:span> = <text:span text:style-name="T8">0,8</text:span></text:p>
      <text:p text:style-name="P3">leer (numart1)</text:p>
      <text:p text:style-name="P3">leer (numart2)</text:p>
      <text:p text:style-name="P2"><text:span text:style-name="T9">coste</text:span><text:span text:style-name="T8">a1</text:span> = numart * preci<text:span text:style-name="T10">oe1</text:span></text:p>
      <text:p text:style-name="P2"><draw:line text:anchor-type="paragraph" draw:z-index="0" draw:name="Línea vertical 1" draw:style-name="gr1" draw:text-style-name="P11" svg:x1="10.003cm" svg:y1="0.333cm" svg:x2="10.003cm" svg:y2="0.49cm"><text:p/></draw:line><text:span text:style-name="T9">coste</text:span><text:span text:style-name="T8">a2</text:span> = numart * precio<text:span text:style-name="T10">e2</text:span></text:p>
      <text:p text:style-name="P2"><draw:line text:anchor-type="paragraph" draw:z-index="1" draw:name="Línea vertical 2" draw:style-name="gr1" draw:text-style-name="P11" svg:x1="10.003cm" svg:y1="0.136cm" svg:x2="10.003cm" svg:y2="0.293cm"><text:p/></draw:line><draw:line text:anchor-type="paragraph" draw:z-index="2" draw:name="Línea 19" draw:style-name="gr1" draw:text-style-name="P11" svg:x1="10.003cm" svg:y1="0.363cm" svg:x2="10.015cm" svg:y2="0.557cm"><text:p/></draw:line>si numart<text:span text:style-name="T8">1</text:span> &gt; <text:span text:style-name="T9">3</text:span></text:p>
      <text:p text:style-name="P2"><draw:line text:anchor-type="paragraph" draw:z-index="3" draw:name="Línea vertical 3" draw:style-name="gr1" draw:text-style-name="P11" svg:x1="10.015cm" svg:y1="0.131cm" svg:x2="10.015cm" svg:y2="0.299cm"><text:p/></draw:line><draw:line text:anchor-type="paragraph" draw:z-index="4" draw:name="Línea 23" draw:style-name="gr1" draw:text-style-name="P11" svg:x1="10.184cm" svg:y1="0.43cm" svg:x2="10.015cm" svg:y2="0.298cm"><text:p/></draw:line><text:tab/><text:span text:style-name="T8">costea1</text:span> = <text:span text:style-name="T9">coste</text:span><text:span text:style-name="T8">a1</text:span> <text:span text:style-name="T8">*</text:span> <text:span text:style-name="T9">porcentajed</text:span><text:span text:style-name="T8">1</text:span></text:p>
      <text:p text:style-name="P2"><text:tab/>“descuento aplicado : <text:span text:style-name="T8">costea1</text:span></text:p>
      <text:p text:style-name="P3">fin si</text:p>
      <text:p text:style-name="P3">si numart2 &gt; 5</text:p>
      <text:p text:style-name="P2"><text:tab/><text:span text:style-name="T8">costea2</text:span> = <text:span text:style-name="T9">coste</text:span><text:span text:style-name="T8">a2</text:span> <text:span text:style-name="T8">*</text:span> <text:span text:style-name="T9">porcentajed</text:span><text:span text:style-name="T8">2</text:span><text:span text:style-name="T9"> </text:span></text:p>
      <text:p text:style-name="P2"><text:tab/>“descuento aplicado : <text:span text:style-name="T8">costea2</text:span>”</text:p>
      <text:p text:style-name="P2">si no </text:p>
      <text:p text:style-name="P2"><text:tab/><text:span text:style-name="T8">total = (costea1 + costea2)</text:span></text:p>
      <text:p text:style-name="P3"><text:tab/>“total”</text:p>
      <text:p text:style-name="P1">“gracias por su compra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5:54:46.862000000</meta:creation-date>
    <dc:date>2023-10-10T15:55:28.545000000</dc:date>
    <meta:editing-duration>PT41S</meta:editing-duration>
    <meta:editing-cycles>1</meta:editing-cycles>
    <meta:document-statistic meta:table-count="0" meta:image-count="0" meta:object-count="0" meta:page-count="1" meta:paragraph-count="41" meta:word-count="161" meta:character-count="974" meta:non-whitespace-character-count="836"/>
    <meta:generator>LibreOffice/7.6.1.2$Windows_x86 LibreOffice_project/f5defcebd022c5bc36bbb79be232cb6926d8f674</meta:generator>
  </office:meta>
</office:document-meta>
</file>